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officeooo:paragraph-rsid="000a5b12"/>
    </style:style>
    <style:style style:name="T1" style:family="text">
      <style:text-properties officeooo:rsid="000a5b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python :</text:p>
      <text:p text:style-name="P1"/>
      <text:p text:style-name="Standard"/>
      <text:p text:style-name="P2">- Introduction : 1page - 1.5 pages</text:p>
      <text:p text:style-name="P2"/>
      <text:p text:style-name="P2"><text:tab/><text:span text:style-name="T1">Présenter la question biologique, ce que nous cherchons à réaliser comme projet et les informations que nous pourrons tirer de celui-ci. Ancrer historiquement la question et les différentes avancées <text:s/>-&gt; lien vers la premiere partie </text:span><text:tab/></text:p>
      <text:p text:style-name="Standard"/>
      <text:p text:style-name="Standard">- Presentation des articles, de la question biologique à laquelle nous devons répondre (3 pages)</text:p>
      <text:p text:style-name="Standard"/>
      <text:p text:style-name="Standard"><text:tab/><text:span text:style-name="T1">Un ou plusieurs articles, traités dans l’ordre chronologique si plusieurs. </text:span></text:p>
      <text:p text:style-name="Standard"/>
      <text:p text:style-name="Standard">-Description du code : UML en annexe, description de chacune des parties du programme (1 page)</text:p>
      <text:p text:style-name="Standard"/>
      <text:p text:style-name="Standard"><text:tab/><text:span text:style-name="T1">La description est en lien avec le shéma UML. Chaque commentaire d’une partie du code est liée au schéma en annexe. </text:span></text:p>
      <text:p text:style-name="Standard"/>
      <text:p text:style-name="Standard">- présentation et discussion des résultats que nous avons obtenu : (1.5 - 2 pages)</text:p>
      <text:p text:style-name="Standard"/>
      <text:p text:style-name="Standard"><text:tab/><text:span text:style-name="T1">Critiquer nos propres résultats en les comparants à ceux de la littérature et en présentant de possibles moyens d’amélioration (possiblement des liens vers de la littérature scientifique)</text:span></text:p>
      <text:p text:style-name="Standard"/>
      <text:p text:style-name="Standard">- Conclusion : 1 page</text:p>
      <text:p text:style-name="Standard"/>
      <text:p text:style-name="Standard"><text:tab/><text:span text:style-name="T1">que vallent nos résultats et sont ils véritablement intéressants en comparaison de ceux présentés dans l’articledonné.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8T22:12:28.023106783</dc:date>
    <meta:editing-duration>PT9M27S</meta:editing-duration>
    <meta:editing-cycles>1</meta:editing-cycles>
    <meta:document-statistic meta:table-count="0" meta:image-count="0" meta:object-count="0" meta:page-count="1" meta:paragraph-count="11" meta:word-count="170" meta:character-count="1077" meta:non-whitespace-character-count="908"/>
    <meta:generator>LibreOffice/5.2.6.2$Linux_X86_64 LibreOffice_project/20$Build-2</meta:generator>
  </office:meta>
</office:document-meta>
</file>